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ary._reconstructPacket( Object data , byte [ ] [ ] buff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inary._deconstructPacket( Object data , List &lt; byte [ ] &gt; buff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Binary.deconstructPacket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nary.reconstructPacket( Packet packet , byte [ ] [ ] buff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